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3.732cm"/>
    </style:style>
    <style:style style:name="co3" style:family="table-column">
      <style:table-column-properties fo:break-before="auto" style:column-width="0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86.6" calcext:value-type="float">
            <text:p>86,6</text:p>
          </table:table-cell>
          <table:table-cell office:value-type="float" office:value="13575.5600000015" calcext:value-type="float">
            <text:p>13575,5600000015</text:p>
          </table:table-cell>
          <table:table-cell office:value-type="float" office:value="273.59" calcext:value-type="float">
            <text:p>273,59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2" calcext:value-type="float">
            <text:p>2</text:p>
          </table:table-cell>
          <table:table-cell table:style-name="ce2" table:formula="of:=IF([.C1]&gt;=468; &quot;True&quot;)" office:value-type="boolean" office:boolean-value="false" calcext:value-type="boolean">
            <text:p>FAUX</text:p>
          </table:table-cell>
          <table:table-cell table:formula="of:=[.C1]/60" office:value-type="float" office:value="4.55983333333333" calcext:value-type="float">
            <text:p>4,55983333333333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89.03" calcext:value-type="float">
            <text:p>89,03</text:p>
          </table:table-cell>
          <table:table-cell office:value-type="float" office:value="13798.9600000009" calcext:value-type="float">
            <text:p>13798,9600000009</text:p>
          </table:table-cell>
          <table:table-cell office:value-type="float" office:value="282.04" calcext:value-type="float">
            <text:p>282,04</text:p>
          </table:table-cell>
          <table:table-cell office:value-type="float" office:value="1.9702" calcext:value-type="float">
            <text:p>1,9702</text:p>
          </table:table-cell>
          <table:table-cell office:value-type="float" office:value="2" calcext:value-type="float">
            <text:p>2</text:p>
          </table:table-cell>
          <table:table-cell table:style-name="ce2" table:formula="of:=IF([.C2]&gt;=468; &quot;True&quot;)" office:value-type="boolean" office:boolean-value="false" calcext:value-type="boolean">
            <text:p>FAUX</text:p>
          </table:table-cell>
          <table:table-cell table:formula="of:=[.C2]/60" office:value-type="float" office:value="4.70066666666667" calcext:value-type="float">
            <text:p>4,70066666666667</text:p>
          </table:table-cell>
          <table:table-cell table:number-columns-repeated="5"/>
        </table:table-row>
        <table:table-row table:style-name="ro1">
          <table:table-cell office:value-type="float" office:value="89.16" calcext:value-type="float">
            <text:p>89,16</text:p>
          </table:table-cell>
          <table:table-cell office:value-type="float" office:value="13871.5900000017" calcext:value-type="float">
            <text:p>13871,5900000017</text:p>
          </table:table-cell>
          <table:table-cell office:value-type="float" office:value="284.06" calcext:value-type="float">
            <text:p>284,06</text:p>
          </table:table-cell>
          <table:table-cell office:value-type="float" office:value="1.966405" calcext:value-type="float">
            <text:p>1,966405</text:p>
          </table:table-cell>
          <table:table-cell office:value-type="float" office:value="2" calcext:value-type="float">
            <text:p>2</text:p>
          </table:table-cell>
          <table:table-cell table:style-name="ce2" table:formula="of:=IF([.C3]&gt;=468; &quot;True&quot;)" office:value-type="boolean" office:boolean-value="false" calcext:value-type="boolean">
            <text:p>FAUX</text:p>
          </table:table-cell>
          <table:table-cell table:formula="of:=[.C3]/60" office:value-type="float" office:value="4.73433333333333" calcext:value-type="float">
            <text:p>4,73433333333333</text:p>
          </table:table-cell>
          <table:table-cell table:number-columns-repeated="5"/>
        </table:table-row>
        <table:table-row table:style-name="ro1">
          <table:table-cell office:value-type="float" office:value="89.03" calcext:value-type="float">
            <text:p>89,03</text:p>
          </table:table-cell>
          <table:table-cell office:value-type="float" office:value="13936.8899999997" calcext:value-type="float">
            <text:p>13936,8899999997</text:p>
          </table:table-cell>
          <table:table-cell office:value-type="float" office:value="282.7" calcext:value-type="float">
            <text:p>282,70</text:p>
          </table:table-cell>
          <table:table-cell office:value-type="float" office:value="1.19719" calcext:value-type="float">
            <text:p>1,19719</text:p>
          </table:table-cell>
          <table:table-cell office:value-type="float" office:value="2" calcext:value-type="float">
            <text:p>2</text:p>
          </table:table-cell>
          <table:table-cell table:style-name="ce2" table:formula="of:=IF([.C4]&gt;=468; &quot;True&quot;)" office:value-type="boolean" office:boolean-value="false" calcext:value-type="boolean">
            <text:p>FAUX</text:p>
          </table:table-cell>
          <table:table-cell table:formula="of:=[.C4]/60" office:value-type="float" office:value="4.71166666666667" calcext:value-type="float">
            <text:p>4,71166666666667</text:p>
          </table:table-cell>
          <table:table-cell table:number-columns-repeated="5"/>
        </table:table-row>
        <table:table-row table:style-name="ro1">
          <table:table-cell office:value-type="float" office:value="91.66" calcext:value-type="float">
            <text:p>91,66</text:p>
          </table:table-cell>
          <table:table-cell office:value-type="float" office:value="13989.5200000014" calcext:value-type="float">
            <text:p>13989,5200000014</text:p>
          </table:table-cell>
          <table:table-cell office:value-type="float" office:value="287.71" calcext:value-type="float">
            <text:p>287,71</text:p>
          </table:table-cell>
          <table:table-cell office:value-type="float" office:value="1.6594375" calcext:value-type="float">
            <text:p>1,6594375</text:p>
          </table:table-cell>
          <table:table-cell office:value-type="float" office:value="2" calcext:value-type="float">
            <text:p>2</text:p>
          </table:table-cell>
          <table:table-cell table:style-name="ce2" table:formula="of:=IF([.C5]&gt;=468; &quot;True&quot;)" office:value-type="boolean" office:boolean-value="false" calcext:value-type="boolean">
            <text:p>FAUX</text:p>
          </table:table-cell>
          <table:table-cell table:formula="of:=[.C5]/60" office:value-type="float" office:value="4.79516666666667" calcext:value-type="float">
            <text:p>4,79516666666667</text:p>
          </table:table-cell>
          <table:table-cell table:number-columns-repeated="5"/>
        </table:table-row>
        <table:table-row table:style-name="ro1">
          <table:table-cell office:value-type="float" office:value="91.46" calcext:value-type="float">
            <text:p>91,46</text:p>
          </table:table-cell>
          <table:table-cell office:value-type="float" office:value="14065.3600000013" calcext:value-type="float">
            <text:p>14065,3600000013</text:p>
          </table:table-cell>
          <table:table-cell office:value-type="float" office:value="290.83" calcext:value-type="float">
            <text:p>290,83</text:p>
          </table:table-cell>
          <table:table-cell office:value-type="float" office:value="1.6158625" calcext:value-type="float">
            <text:p>1,6158625</text:p>
          </table:table-cell>
          <table:table-cell office:value-type="float" office:value="2" calcext:value-type="float">
            <text:p>2</text:p>
          </table:table-cell>
          <table:table-cell table:style-name="ce2" table:formula="of:=IF([.C6]&gt;=468; &quot;True&quot;)" office:value-type="boolean" office:boolean-value="false" calcext:value-type="boolean">
            <text:p>FAUX</text:p>
          </table:table-cell>
          <table:table-cell table:formula="of:=[.C6]/60" office:value-type="float" office:value="4.84716666666667" calcext:value-type="float">
            <text:p>4,84716666666667</text:p>
          </table:table-cell>
          <table:table-cell table:number-columns-repeated="5"/>
        </table:table-row>
        <table:table-row table:style-name="ro1">
          <table:table-cell office:value-type="float" office:value="92.32" calcext:value-type="float">
            <text:p>92,32</text:p>
          </table:table-cell>
          <table:table-cell office:value-type="float" office:value="14129.8100000015" calcext:value-type="float">
            <text:p>14129,8100000015</text:p>
          </table:table-cell>
          <table:table-cell office:value-type="float" office:value="290.7" calcext:value-type="float">
            <text:p>290,70</text:p>
          </table:table-cell>
          <table:table-cell office:value-type="float" office:value="1.5760825" calcext:value-type="float">
            <text:p>1,5760825</text:p>
          </table:table-cell>
          <table:table-cell office:value-type="float" office:value="2" calcext:value-type="float">
            <text:p>2</text:p>
          </table:table-cell>
          <table:table-cell table:style-name="ce2" table:formula="of:=IF([.C7]&gt;=468; &quot;True&quot;)" office:value-type="boolean" office:boolean-value="false" calcext:value-type="boolean">
            <text:p>FAUX</text:p>
          </table:table-cell>
          <table:table-cell table:formula="of:=[.C7]/60" office:value-type="float" office:value="4.845" calcext:value-type="float">
            <text:p>4,845</text:p>
          </table:table-cell>
          <table:table-cell table:number-columns-repeated="5"/>
        </table:table-row>
        <table:table-row table:style-name="ro1">
          <table:table-cell office:value-type="float" office:value="90.04" calcext:value-type="float">
            <text:p>90,04</text:p>
          </table:table-cell>
          <table:table-cell office:value-type="float" office:value="14300.7000000039" calcext:value-type="float">
            <text:p>14300,7000000039</text:p>
          </table:table-cell>
          <table:table-cell office:value-type="float" office:value="285.26" calcext:value-type="float">
            <text:p>285,26</text:p>
          </table:table-cell>
          <table:table-cell office:value-type="float" office:value="1.680355" calcext:value-type="float">
            <text:p>1,680355</text:p>
          </table:table-cell>
          <table:table-cell office:value-type="float" office:value="2" calcext:value-type="float">
            <text:p>2</text:p>
          </table:table-cell>
          <table:table-cell table:style-name="ce2" table:formula="of:=IF([.C8]&gt;=468; &quot;True&quot;)" office:value-type="boolean" office:boolean-value="false" calcext:value-type="boolean">
            <text:p>FAUX</text:p>
          </table:table-cell>
          <table:table-cell table:formula="of:=[.C8]/60" office:value-type="float" office:value="4.75433333333333" calcext:value-type="float">
            <text:p>4,75433333333333</text:p>
          </table:table-cell>
          <table:table-cell table:number-columns-repeated="5"/>
        </table:table-row>
        <table:table-row table:style-name="ro1">
          <table:table-cell office:value-type="float" office:value="89.56" calcext:value-type="float">
            <text:p>89,56</text:p>
          </table:table-cell>
          <table:table-cell office:value-type="float" office:value="14399.8600000003" calcext:value-type="float">
            <text:p>14399,8600000003</text:p>
          </table:table-cell>
          <table:table-cell office:value-type="float" office:value="285.69" calcext:value-type="float">
            <text:p>285,69</text:p>
          </table:table-cell>
          <table:table-cell office:value-type="float" office:value="1.494625" calcext:value-type="float">
            <text:p>1,494625</text:p>
          </table:table-cell>
          <table:table-cell office:value-type="float" office:value="2" calcext:value-type="float">
            <text:p>2</text:p>
          </table:table-cell>
          <table:table-cell table:style-name="ce2" table:formula="of:=IF([.C9]&gt;=468; &quot;True&quot;)" office:value-type="boolean" office:boolean-value="false" calcext:value-type="boolean">
            <text:p>FAUX</text:p>
          </table:table-cell>
          <table:table-cell table:formula="of:=[.C9]/60" office:value-type="float" office:value="4.7615" calcext:value-type="float">
            <text:p>4,7615</text:p>
          </table:table-cell>
          <table:table-cell table:number-columns-repeated="5"/>
        </table:table-row>
        <table:table-row table:style-name="ro1">
          <table:table-cell office:value-type="float" office:value="96.47" calcext:value-type="float">
            <text:p>96,47</text:p>
          </table:table-cell>
          <table:table-cell office:value-type="float" office:value="14669.4300000016" calcext:value-type="float">
            <text:p>14669,4300000016</text:p>
          </table:table-cell>
          <table:table-cell office:value-type="float" office:value="308.23" calcext:value-type="float">
            <text:p>308,23</text:p>
          </table:table-cell>
          <table:table-cell office:value-type="float" office:value="1.574185" calcext:value-type="float">
            <text:p>1,574185</text:p>
          </table:table-cell>
          <table:table-cell office:value-type="float" office:value="2" calcext:value-type="float">
            <text:p>2</text:p>
          </table:table-cell>
          <table:table-cell table:style-name="ce2" table:formula="of:=IF([.C10]&gt;=468; &quot;True&quot;)" office:value-type="boolean" office:boolean-value="false" calcext:value-type="boolean">
            <text:p>FAUX</text:p>
          </table:table-cell>
          <table:table-cell table:formula="of:=[.C10]/60" office:value-type="float" office:value="5.13716666666667" calcext:value-type="float">
            <text:p>5,13716666666667</text:p>
          </table:table-cell>
          <table:table-cell table:number-columns-repeated="5"/>
        </table:table-row>
        <table:table-row table:style-name="ro1">
          <table:table-cell office:value-type="float" office:value="95.83" calcext:value-type="float">
            <text:p>95,83</text:p>
          </table:table-cell>
          <table:table-cell office:value-type="float" office:value="14713.7200000007" calcext:value-type="float">
            <text:p>14713,7200000007</text:p>
          </table:table-cell>
          <table:table-cell office:value-type="float" office:value="305.11" calcext:value-type="float">
            <text:p>305,11</text:p>
          </table:table-cell>
          <table:table-cell office:value-type="float" office:value="1.9720975" calcext:value-type="float">
            <text:p>1,9720975</text:p>
          </table:table-cell>
          <table:table-cell office:value-type="float" office:value="2" calcext:value-type="float">
            <text:p>2</text:p>
          </table:table-cell>
          <table:table-cell table:style-name="ce2" table:formula="of:=IF([.C11]&gt;=468; &quot;True&quot;)" office:value-type="boolean" office:boolean-value="false" calcext:value-type="boolean">
            <text:p>FAUX</text:p>
          </table:table-cell>
          <table:table-cell table:formula="of:=[.C11]/60" office:value-type="float" office:value="5.08516666666667" calcext:value-type="float">
            <text:p>5,08516666666667</text:p>
          </table:table-cell>
          <table:table-cell table:number-columns-repeated="5"/>
        </table:table-row>
        <table:table-row table:style-name="ro1">
          <table:table-cell office:value-type="float" office:value="92.58" calcext:value-type="float">
            <text:p>92,58</text:p>
          </table:table-cell>
          <table:table-cell office:value-type="float" office:value="14723.9300000025" calcext:value-type="float">
            <text:p>14723,9300000025</text:p>
          </table:table-cell>
          <table:table-cell office:value-type="float" office:value="290.42" calcext:value-type="float">
            <text:p>290,42</text:p>
          </table:table-cell>
          <table:table-cell office:value-type="float" office:value="1.6272475" calcext:value-type="float">
            <text:p>1,6272475</text:p>
          </table:table-cell>
          <table:table-cell office:value-type="float" office:value="2" calcext:value-type="float">
            <text:p>2</text:p>
          </table:table-cell>
          <table:table-cell table:style-name="ce2" table:formula="of:=IF([.C12]&gt;=468; &quot;True&quot;)" office:value-type="boolean" office:boolean-value="false" calcext:value-type="boolean">
            <text:p>FAUX</text:p>
          </table:table-cell>
          <table:table-cell table:formula="of:=[.C12]/60" office:value-type="float" office:value="4.84033333333333" calcext:value-type="float">
            <text:p>4,84033333333333</text:p>
          </table:table-cell>
          <table:table-cell table:number-columns-repeated="5"/>
        </table:table-row>
        <table:table-row table:style-name="ro1">
          <table:table-cell office:value-type="float" office:value="95.92" calcext:value-type="float">
            <text:p>95,92</text:p>
          </table:table-cell>
          <table:table-cell office:value-type="float" office:value="14834.6700000027" calcext:value-type="float">
            <text:p>14834,6700000027</text:p>
          </table:table-cell>
          <table:table-cell office:value-type="float" office:value="307.56" calcext:value-type="float">
            <text:p>307,56</text:p>
          </table:table-cell>
          <table:table-cell office:value-type="float" office:value="1.541995" calcext:value-type="float">
            <text:p>1,541995</text:p>
          </table:table-cell>
          <table:table-cell office:value-type="float" office:value="2" calcext:value-type="float">
            <text:p>2</text:p>
          </table:table-cell>
          <table:table-cell table:style-name="ce2" table:formula="of:=IF([.C13]&gt;=468; &quot;True&quot;)" office:value-type="boolean" office:boolean-value="false" calcext:value-type="boolean">
            <text:p>FAUX</text:p>
          </table:table-cell>
          <table:table-cell table:formula="of:=[.C13]/60" office:value-type="float" office:value="5.126" calcext:value-type="float">
            <text:p>5,126</text:p>
          </table:table-cell>
          <table:table-cell table:number-columns-repeated="5"/>
        </table:table-row>
        <table:table-row table:style-name="ro1">
          <table:table-cell office:value-type="float" office:value="96.96" calcext:value-type="float">
            <text:p>96,96</text:p>
          </table:table-cell>
          <table:table-cell office:value-type="float" office:value="14916.870000001" calcext:value-type="float">
            <text:p>14916,870000001</text:p>
          </table:table-cell>
          <table:table-cell office:value-type="float" office:value="319.22" calcext:value-type="float">
            <text:p>319,22</text:p>
          </table:table-cell>
          <table:table-cell office:value-type="float" office:value="1.9569175" calcext:value-type="float">
            <text:p>1,9569175</text:p>
          </table:table-cell>
          <table:table-cell office:value-type="float" office:value="2" calcext:value-type="float">
            <text:p>2</text:p>
          </table:table-cell>
          <table:table-cell table:style-name="ce2" table:formula="of:=IF([.C14]&gt;=468; &quot;True&quot;)" office:value-type="boolean" office:boolean-value="false" calcext:value-type="boolean">
            <text:p>FAUX</text:p>
          </table:table-cell>
          <table:table-cell table:formula="of:=[.C14]/60" office:value-type="float" office:value="5.32033333333333" calcext:value-type="float">
            <text:p>5,32033333333333</text:p>
          </table:table-cell>
          <table:table-cell table:number-columns-repeated="5"/>
        </table:table-row>
        <table:table-row table:style-name="ro1">
          <table:table-cell office:value-type="float" office:value="95.54" calcext:value-type="float">
            <text:p>95,54</text:p>
          </table:table-cell>
          <table:table-cell office:value-type="float" office:value="14965.8000000026" calcext:value-type="float">
            <text:p>14965,8000000026</text:p>
          </table:table-cell>
          <table:table-cell office:value-type="float" office:value="301.88" calcext:value-type="float">
            <text:p>301,88</text:p>
          </table:table-cell>
          <table:table-cell office:value-type="float" office:value="1.54963" calcext:value-type="float">
            <text:p>1,54963</text:p>
          </table:table-cell>
          <table:table-cell office:value-type="float" office:value="2" calcext:value-type="float">
            <text:p>2</text:p>
          </table:table-cell>
          <table:table-cell table:style-name="ce2" table:formula="of:=IF([.C15]&gt;=468; &quot;True&quot;)" office:value-type="boolean" office:boolean-value="false" calcext:value-type="boolean">
            <text:p>FAUX</text:p>
          </table:table-cell>
          <table:table-cell table:formula="of:=[.C15]/60" office:value-type="float" office:value="5.03133333333333" calcext:value-type="float">
            <text:p>5,03133333333333</text:p>
          </table:table-cell>
          <table:table-cell table:number-columns-repeated="5"/>
        </table:table-row>
        <table:table-row table:style-name="ro1">
          <table:table-cell office:value-type="float" office:value="98.48" calcext:value-type="float">
            <text:p>98,48</text:p>
          </table:table-cell>
          <table:table-cell office:value-type="float" office:value="15197.6400000015" calcext:value-type="float">
            <text:p>15197,6400000015</text:p>
          </table:table-cell>
          <table:table-cell office:value-type="float" office:value="310.82" calcext:value-type="float">
            <text:p>310,82</text:p>
          </table:table-cell>
          <table:table-cell office:value-type="float" office:value="1.19335" calcext:value-type="float">
            <text:p>1,19335</text:p>
          </table:table-cell>
          <table:table-cell office:value-type="float" office:value="2" calcext:value-type="float">
            <text:p>2</text:p>
          </table:table-cell>
          <table:table-cell table:style-name="ce2" table:formula="of:=IF([.C16]&gt;=468; &quot;True&quot;)" office:value-type="boolean" office:boolean-value="false" calcext:value-type="boolean">
            <text:p>FAUX</text:p>
          </table:table-cell>
          <table:table-cell table:formula="of:=[.C16]/60" office:value-type="float" office:value="5.18033333333333" calcext:value-type="float">
            <text:p>5,18033333333333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15231.8100000015" calcext:value-type="float">
            <text:p>15231,8100000015</text:p>
          </table:table-cell>
          <table:table-cell office:value-type="float" office:value="318.02" calcext:value-type="float">
            <text:p>318,02</text:p>
          </table:table-cell>
          <table:table-cell office:value-type="float" office:value="1.581775" calcext:value-type="float">
            <text:p>1,581775</text:p>
          </table:table-cell>
          <table:table-cell office:value-type="float" office:value="2" calcext:value-type="float">
            <text:p>2</text:p>
          </table:table-cell>
          <table:table-cell table:style-name="ce2" table:formula="of:=IF([.C17]&gt;=468; &quot;True&quot;)" office:value-type="boolean" office:boolean-value="false" calcext:value-type="boolean">
            <text:p>FAUX</text:p>
          </table:table-cell>
          <table:table-cell table:formula="of:=[.C17]/60" office:value-type="float" office:value="5.30033333333333" calcext:value-type="float">
            <text:p>5,30033333333333</text:p>
          </table:table-cell>
          <table:table-cell table:number-columns-repeated="5"/>
        </table:table-row>
        <table:table-row table:style-name="ro1">
          <table:table-cell office:value-type="float" office:value="102.1" calcext:value-type="float">
            <text:p>102,1</text:p>
          </table:table-cell>
          <table:table-cell office:value-type="float" office:value="15322.4600000018" calcext:value-type="float">
            <text:p>15322,4600000018</text:p>
          </table:table-cell>
          <table:table-cell office:value-type="float" office:value="321.62" calcext:value-type="float">
            <text:p>321,62</text:p>
          </table:table-cell>
          <table:table-cell office:value-type="float" office:value="1.5798775" calcext:value-type="float">
            <text:p>1,5798775</text:p>
          </table:table-cell>
          <table:table-cell office:value-type="float" office:value="2" calcext:value-type="float">
            <text:p>2</text:p>
          </table:table-cell>
          <table:table-cell table:style-name="ce2" table:formula="of:=IF([.C18]&gt;=468; &quot;True&quot;)" office:value-type="boolean" office:boolean-value="false" calcext:value-type="boolean">
            <text:p>FAUX</text:p>
          </table:table-cell>
          <table:table-cell table:formula="of:=[.C18]/60" office:value-type="float" office:value="5.36033333333333" calcext:value-type="float">
            <text:p>5,36033333333333</text:p>
          </table:table-cell>
          <table:table-cell table:number-columns-repeated="5"/>
        </table:table-row>
        <table:table-row table:style-name="ro1">
          <table:table-cell office:value-type="float" office:value="100.49" calcext:value-type="float">
            <text:p>100,49</text:p>
          </table:table-cell>
          <table:table-cell office:value-type="float" office:value="15360.4400000004" calcext:value-type="float">
            <text:p>15360,4400000004</text:p>
          </table:table-cell>
          <table:table-cell office:value-type="float" office:value="332.61" calcext:value-type="float">
            <text:p>332,61</text:p>
          </table:table-cell>
          <table:table-cell office:value-type="float" office:value="1.24456" calcext:value-type="float">
            <text:p>1,24456</text:p>
          </table:table-cell>
          <table:table-cell office:value-type="float" office:value="2" calcext:value-type="float">
            <text:p>2</text:p>
          </table:table-cell>
          <table:table-cell table:style-name="ce2" table:formula="of:=IF([.C19]&gt;=468; &quot;True&quot;)" office:value-type="boolean" office:boolean-value="false" calcext:value-type="boolean">
            <text:p>FAUX</text:p>
          </table:table-cell>
          <table:table-cell table:formula="of:=[.C19]/60" office:value-type="float" office:value="5.5435" calcext:value-type="float">
            <text:p>5,5435</text:p>
          </table:table-cell>
          <table:table-cell table:number-columns-repeated="5"/>
        </table:table-row>
        <table:table-row table:style-name="ro1">
          <table:table-cell office:value-type="float" office:value="97.97" calcext:value-type="float">
            <text:p>97,97</text:p>
          </table:table-cell>
          <table:table-cell office:value-type="float" office:value="15571.6800000006" calcext:value-type="float">
            <text:p>15571,6800000006</text:p>
          </table:table-cell>
          <table:table-cell office:value-type="float" office:value="318.21" calcext:value-type="float">
            <text:p>318,21</text:p>
          </table:table-cell>
          <table:table-cell office:value-type="float" office:value="1.5951025" calcext:value-type="float">
            <text:p>1,5951025</text:p>
          </table:table-cell>
          <table:table-cell office:value-type="float" office:value="2" calcext:value-type="float">
            <text:p>2</text:p>
          </table:table-cell>
          <table:table-cell table:style-name="ce2" table:formula="of:=IF([.C20]&gt;=468; &quot;True&quot;)" office:value-type="boolean" office:boolean-value="false" calcext:value-type="boolean">
            <text:p>FAUX</text:p>
          </table:table-cell>
          <table:table-cell table:formula="of:=[.C20]/60" office:value-type="float" office:value="5.3035" calcext:value-type="float">
            <text:p>5,3035</text:p>
          </table:table-cell>
          <table:table-cell table:number-columns-repeated="5"/>
        </table:table-row>
        <table:table-row table:style-name="ro1">
          <table:table-cell office:value-type="float" office:value="103.21" calcext:value-type="float">
            <text:p>103,21</text:p>
          </table:table-cell>
          <table:table-cell office:value-type="float" office:value="15648.030000004" calcext:value-type="float">
            <text:p>15648,030000004</text:p>
          </table:table-cell>
          <table:table-cell office:value-type="float" office:value="343.34" calcext:value-type="float">
            <text:p>343,34</text:p>
          </table:table-cell>
          <table:table-cell office:value-type="float" office:value="1.9531225" calcext:value-type="float">
            <text:p>1,9531225</text:p>
          </table:table-cell>
          <table:table-cell office:value-type="float" office:value="2" calcext:value-type="float">
            <text:p>2</text:p>
          </table:table-cell>
          <table:table-cell table:style-name="ce2" table:formula="of:=IF([.C21]&gt;=468; &quot;True&quot;)" office:value-type="boolean" office:boolean-value="false" calcext:value-type="boolean">
            <text:p>FAUX</text:p>
          </table:table-cell>
          <table:table-cell table:formula="of:=[.C21]/60" office:value-type="float" office:value="5.72233333333333" calcext:value-type="float">
            <text:p>5,72233333333333</text:p>
          </table:table-cell>
          <table:table-cell table:number-columns-repeated="5"/>
        </table:table-row>
        <table:table-row table:style-name="ro1">
          <table:table-cell office:value-type="float" office:value="100.25" calcext:value-type="float">
            <text:p>100,25</text:p>
          </table:table-cell>
          <table:table-cell office:value-type="float" office:value="15663.9000000032" calcext:value-type="float">
            <text:p>15663,9000000032</text:p>
          </table:table-cell>
          <table:table-cell office:value-type="float" office:value="320.96" calcext:value-type="float">
            <text:p>320,96</text:p>
          </table:table-cell>
          <table:table-cell office:value-type="float" office:value="1.7106475" calcext:value-type="float">
            <text:p>1,7106475</text:p>
          </table:table-cell>
          <table:table-cell office:value-type="float" office:value="2" calcext:value-type="float">
            <text:p>2</text:p>
          </table:table-cell>
          <table:table-cell table:style-name="ce2" table:formula="of:=IF([.C22]&gt;=468; &quot;True&quot;)" office:value-type="boolean" office:boolean-value="false" calcext:value-type="boolean">
            <text:p>FAUX</text:p>
          </table:table-cell>
          <table:table-cell table:formula="of:=[.C22]/60" office:value-type="float" office:value="5.34933333333333" calcext:value-type="float">
            <text:p>5,34933333333333</text:p>
          </table:table-cell>
          <table:table-cell table:number-columns-repeated="5"/>
        </table:table-row>
        <table:table-row table:style-name="ro1">
          <table:table-cell office:value-type="float" office:value="96.54" calcext:value-type="float">
            <text:p>96,54</text:p>
          </table:table-cell>
          <table:table-cell office:value-type="float" office:value="15692.8200000022" calcext:value-type="float">
            <text:p>15692,8200000022</text:p>
          </table:table-cell>
          <table:table-cell office:value-type="float" office:value="301.05" calcext:value-type="float">
            <text:p>301,05</text:p>
          </table:table-cell>
          <table:table-cell office:value-type="float" office:value="1.6556425" calcext:value-type="float">
            <text:p>1,6556425</text:p>
          </table:table-cell>
          <table:table-cell office:value-type="float" office:value="2" calcext:value-type="float">
            <text:p>2</text:p>
          </table:table-cell>
          <table:table-cell table:style-name="ce2" table:formula="of:=IF([.C23]&gt;=468; &quot;True&quot;)" office:value-type="boolean" office:boolean-value="false" calcext:value-type="boolean">
            <text:p>FAUX</text:p>
          </table:table-cell>
          <table:table-cell table:formula="of:=[.C23]/60" office:value-type="float" office:value="5.0175" calcext:value-type="float">
            <text:p>5,0175</text:p>
          </table:table-cell>
          <table:table-cell table:number-columns-repeated="5"/>
        </table:table-row>
        <table:table-row table:style-name="ro1">
          <table:table-cell office:value-type="float" office:value="96.63" calcext:value-type="float">
            <text:p>96,63</text:p>
          </table:table-cell>
          <table:table-cell office:value-type="float" office:value="15729.910000002" calcext:value-type="float">
            <text:p>15729,910000002</text:p>
          </table:table-cell>
          <table:table-cell office:value-type="float" office:value="300.3" calcext:value-type="float">
            <text:p>300,30</text:p>
          </table:table-cell>
          <table:table-cell office:value-type="float" office:value="1.6556425" calcext:value-type="float">
            <text:p>1,6556425</text:p>
          </table:table-cell>
          <table:table-cell office:value-type="float" office:value="2" calcext:value-type="float">
            <text:p>2</text:p>
          </table:table-cell>
          <table:table-cell table:style-name="ce2" table:formula="of:=IF([.C24]&gt;=468; &quot;True&quot;)" office:value-type="boolean" office:boolean-value="false" calcext:value-type="boolean">
            <text:p>FAUX</text:p>
          </table:table-cell>
          <table:table-cell table:formula="of:=[.C24]/60" office:value-type="float" office:value="5.005" calcext:value-type="float">
            <text:p>5,005</text:p>
          </table:table-cell>
          <table:table-cell table:number-columns-repeated="5"/>
        </table:table-row>
        <table:table-row table:style-name="ro1">
          <table:table-cell office:value-type="float" office:value="105.1" calcext:value-type="float">
            <text:p>105,1</text:p>
          </table:table-cell>
          <table:table-cell office:value-type="float" office:value="15769.1700000018" calcext:value-type="float">
            <text:p>15769,1700000018</text:p>
          </table:table-cell>
          <table:table-cell office:value-type="float" office:value="335.86" calcext:value-type="float">
            <text:p>335,86</text:p>
          </table:table-cell>
          <table:table-cell office:value-type="float" office:value="1.85086" calcext:value-type="float">
            <text:p>1,85086</text:p>
          </table:table-cell>
          <table:table-cell office:value-type="float" office:value="2" calcext:value-type="float">
            <text:p>2</text:p>
          </table:table-cell>
          <table:table-cell table:style-name="ce2" table:formula="of:=IF([.C25]&gt;=468; &quot;True&quot;)" office:value-type="boolean" office:boolean-value="false" calcext:value-type="boolean">
            <text:p>FAUX</text:p>
          </table:table-cell>
          <table:table-cell table:formula="of:=[.C25]/60" office:value-type="float" office:value="5.59766666666667" calcext:value-type="float">
            <text:p>5,59766666666667</text:p>
          </table:table-cell>
          <table:table-cell table:number-columns-repeated="5"/>
        </table:table-row>
        <table:table-row table:style-name="ro1">
          <table:table-cell office:value-type="float" office:value="97.51" calcext:value-type="float">
            <text:p>97,51</text:p>
          </table:table-cell>
          <table:table-cell office:value-type="float" office:value="15794.3899999997" calcext:value-type="float">
            <text:p>15794,3899999997</text:p>
          </table:table-cell>
          <table:table-cell office:value-type="float" office:value="305.93" calcext:value-type="float">
            <text:p>305,93</text:p>
          </table:table-cell>
          <table:table-cell office:value-type="float" office:value="1.5382" calcext:value-type="float">
            <text:p>1,5382</text:p>
          </table:table-cell>
          <table:table-cell office:value-type="float" office:value="2" calcext:value-type="float">
            <text:p>2</text:p>
          </table:table-cell>
          <table:table-cell table:style-name="ce2" table:formula="of:=IF([.C26]&gt;=468; &quot;True&quot;)" office:value-type="boolean" office:boolean-value="false" calcext:value-type="boolean">
            <text:p>FAUX</text:p>
          </table:table-cell>
          <table:table-cell table:formula="of:=[.C26]/60" office:value-type="float" office:value="5.09883333333333" calcext:value-type="float">
            <text:p>5,09883333333333</text:p>
          </table:table-cell>
          <table:table-cell table:number-columns-repeated="5"/>
        </table:table-row>
        <table:table-row table:style-name="ro1">
          <table:table-cell office:value-type="float" office:value="100.91" calcext:value-type="float">
            <text:p>100,91</text:p>
          </table:table-cell>
          <table:table-cell office:value-type="float" office:value="15841.4300000006" calcext:value-type="float">
            <text:p>15841,4300000006</text:p>
          </table:table-cell>
          <table:table-cell office:value-type="float" office:value="320.46" calcext:value-type="float">
            <text:p>320,46</text:p>
          </table:table-cell>
          <table:table-cell office:value-type="float" office:value="1.6670275" calcext:value-type="float">
            <text:p>1,6670275</text:p>
          </table:table-cell>
          <table:table-cell office:value-type="float" office:value="2" calcext:value-type="float">
            <text:p>2</text:p>
          </table:table-cell>
          <table:table-cell table:style-name="ce2" table:formula="of:=IF([.C27]&gt;=468; &quot;True&quot;)" office:value-type="boolean" office:boolean-value="false" calcext:value-type="boolean">
            <text:p>FAUX</text:p>
          </table:table-cell>
          <table:table-cell table:formula="of:=[.C27]/60" office:value-type="float" office:value="5.341" calcext:value-type="float">
            <text:p>5,341</text:p>
          </table:table-cell>
          <table:table-cell table:number-columns-repeated="5"/>
        </table:table-row>
        <table:table-row table:style-name="ro1">
          <table:table-cell office:value-type="float" office:value="102.8" calcext:value-type="float">
            <text:p>102,8</text:p>
          </table:table-cell>
          <table:table-cell office:value-type="float" office:value="15854.7800000003" calcext:value-type="float">
            <text:p>15854,7800000003</text:p>
          </table:table-cell>
          <table:table-cell office:value-type="float" office:value="326.8" calcext:value-type="float">
            <text:p>326,80</text:p>
          </table:table-cell>
          <table:table-cell office:value-type="float" office:value="1.5079075" calcext:value-type="float">
            <text:p>1,5079075</text:p>
          </table:table-cell>
          <table:table-cell office:value-type="float" office:value="2" calcext:value-type="float">
            <text:p>2</text:p>
          </table:table-cell>
          <table:table-cell table:style-name="ce2" table:formula="of:=IF([.C28]&gt;=468; &quot;True&quot;)" office:value-type="boolean" office:boolean-value="false" calcext:value-type="boolean">
            <text:p>FAUX</text:p>
          </table:table-cell>
          <table:table-cell table:formula="of:=[.C28]/60" office:value-type="float" office:value="5.44666666666667" calcext:value-type="float">
            <text:p>5,44666666666667</text:p>
          </table:table-cell>
          <table:table-cell table:number-columns-repeated="5"/>
        </table:table-row>
        <table:table-row table:style-name="ro1">
          <table:table-cell office:value-type="float" office:value="101.51" calcext:value-type="float">
            <text:p>101,51</text:p>
          </table:table-cell>
          <table:table-cell office:value-type="float" office:value="15881.870000001" calcext:value-type="float">
            <text:p>15881,870000001</text:p>
          </table:table-cell>
          <table:table-cell office:value-type="float" office:value="322.3" calcext:value-type="float">
            <text:p>322,30</text:p>
          </table:table-cell>
          <table:table-cell office:value-type="float" office:value="1.494625" calcext:value-type="float">
            <text:p>1,494625</text:p>
          </table:table-cell>
          <table:table-cell office:value-type="float" office:value="2" calcext:value-type="float">
            <text:p>2</text:p>
          </table:table-cell>
          <table:table-cell table:style-name="ce2" table:formula="of:=IF([.C29]&gt;=468; &quot;True&quot;)" office:value-type="boolean" office:boolean-value="false" calcext:value-type="boolean">
            <text:p>FAUX</text:p>
          </table:table-cell>
          <table:table-cell table:formula="of:=[.C29]/60" office:value-type="float" office:value="5.37166666666667" calcext:value-type="float">
            <text:p>5,37166666666667</text:p>
          </table:table-cell>
          <table:table-cell table:number-columns-repeated="5"/>
        </table:table-row>
        <table:table-row table:style-name="ro1">
          <table:table-cell office:value-type="float" office:value="100.64" calcext:value-type="float">
            <text:p>100,64</text:p>
          </table:table-cell>
          <table:table-cell office:value-type="float" office:value="15977.4100000011" calcext:value-type="float">
            <text:p>15977,4100000011</text:p>
          </table:table-cell>
          <table:table-cell office:value-type="float" office:value="303.83" calcext:value-type="float">
            <text:p>303,83</text:p>
          </table:table-cell>
          <table:table-cell office:value-type="float" office:value="1.6840375" calcext:value-type="float">
            <text:p>1,6840375</text:p>
          </table:table-cell>
          <table:table-cell office:value-type="float" office:value="2" calcext:value-type="float">
            <text:p>2</text:p>
          </table:table-cell>
          <table:table-cell table:style-name="ce2" table:formula="of:=IF([.C30]&gt;=468; &quot;True&quot;)" office:value-type="boolean" office:boolean-value="false" calcext:value-type="boolean">
            <text:p>FAUX</text:p>
          </table:table-cell>
          <table:table-cell table:formula="of:=[.C30]/60" office:value-type="float" office:value="5.06383333333333" calcext:value-type="float">
            <text:p>5,06383333333333</text:p>
          </table:table-cell>
          <table:table-cell table:number-columns-repeated="5"/>
        </table:table-row>
        <table:table-row table:style-name="ro1">
          <table:table-cell office:value-type="float" office:value="105.1" calcext:value-type="float">
            <text:p>105,1</text:p>
          </table:table-cell>
          <table:table-cell office:value-type="float" office:value="15981.7800000021" calcext:value-type="float">
            <text:p>15981,7800000021</text:p>
          </table:table-cell>
          <table:table-cell office:value-type="float" office:value="331.57" calcext:value-type="float">
            <text:p>331,57</text:p>
          </table:table-cell>
          <table:table-cell office:value-type="float" office:value="1.985425" calcext:value-type="float">
            <text:p>1,985425</text:p>
          </table:table-cell>
          <table:table-cell office:value-type="float" office:value="2" calcext:value-type="float">
            <text:p>2</text:p>
          </table:table-cell>
          <table:table-cell table:style-name="ce2" table:formula="of:=IF([.C31]&gt;=468; &quot;True&quot;)" office:value-type="boolean" office:boolean-value="false" calcext:value-type="boolean">
            <text:p>FAUX</text:p>
          </table:table-cell>
          <table:table-cell table:formula="of:=[.C31]/60" office:value-type="float" office:value="5.52616666666667" calcext:value-type="float">
            <text:p>5,52616666666667</text:p>
          </table:table-cell>
          <table:table-cell table:number-columns-repeated="5"/>
        </table:table-row>
        <table:table-row table:style-name="ro1">
          <table:table-cell office:value-type="float" office:value="109.36" calcext:value-type="float">
            <text:p>109,36</text:p>
          </table:table-cell>
          <table:table-cell office:value-type="float" office:value="16174.9600000009" calcext:value-type="float">
            <text:p>16174,9600000009</text:p>
          </table:table-cell>
          <table:table-cell office:value-type="float" office:value="336.03" calcext:value-type="float">
            <text:p>336,03</text:p>
          </table:table-cell>
          <table:table-cell office:value-type="float" office:value="1.5722875" calcext:value-type="float">
            <text:p>1,5722875</text:p>
          </table:table-cell>
          <table:table-cell office:value-type="float" office:value="2" calcext:value-type="float">
            <text:p>2</text:p>
          </table:table-cell>
          <table:table-cell table:style-name="ce2" table:formula="of:=IF([.C32]&gt;=468; &quot;True&quot;)" office:value-type="boolean" office:boolean-value="false" calcext:value-type="boolean">
            <text:p>FAUX</text:p>
          </table:table-cell>
          <table:table-cell table:formula="of:=[.C32]/60" office:value-type="float" office:value="5.6005" calcext:value-type="float">
            <text:p>5,6005</text:p>
          </table:table-cell>
          <table:table-cell table:number-columns-repeated="5"/>
        </table:table-row>
        <table:table-row table:style-name="ro1">
          <table:table-cell office:value-type="float" office:value="104.1" calcext:value-type="float">
            <text:p>104,1</text:p>
          </table:table-cell>
          <table:table-cell office:value-type="float" office:value="16192.8000000026" calcext:value-type="float">
            <text:p>16192,8000000026</text:p>
          </table:table-cell>
          <table:table-cell office:value-type="float" office:value="325.65" calcext:value-type="float">
            <text:p>325,65</text:p>
          </table:table-cell>
          <table:table-cell office:value-type="float" office:value="1.18576" calcext:value-type="float">
            <text:p>1,18576</text:p>
          </table:table-cell>
          <table:table-cell office:value-type="float" office:value="2" calcext:value-type="float">
            <text:p>2</text:p>
          </table:table-cell>
          <table:table-cell table:style-name="ce2" table:formula="of:=IF([.C33]&gt;=468; &quot;True&quot;)" office:value-type="boolean" office:boolean-value="false" calcext:value-type="boolean">
            <text:p>FAUX</text:p>
          </table:table-cell>
          <table:table-cell table:formula="of:=[.C33]/60" office:value-type="float" office:value="5.4275" calcext:value-type="float">
            <text:p>5,4275</text:p>
          </table:table-cell>
          <table:table-cell table:number-columns-repeated="5"/>
        </table:table-row>
        <table:table-row table:style-name="ro1">
          <table:table-cell office:value-type="float" office:value="104.53" calcext:value-type="float">
            <text:p>104,53</text:p>
          </table:table-cell>
          <table:table-cell office:value-type="float" office:value="16288.3900000006" calcext:value-type="float">
            <text:p>16288,3900000006</text:p>
          </table:table-cell>
          <table:table-cell office:value-type="float" office:value="329.57" calcext:value-type="float">
            <text:p>329,57</text:p>
          </table:table-cell>
          <table:table-cell office:value-type="float" office:value="1.5912625" calcext:value-type="float">
            <text:p>1,5912625</text:p>
          </table:table-cell>
          <table:table-cell office:value-type="float" office:value="2" calcext:value-type="float">
            <text:p>2</text:p>
          </table:table-cell>
          <table:table-cell table:style-name="ce2" table:formula="of:=IF([.C34]&gt;=468; &quot;True&quot;)" office:value-type="boolean" office:boolean-value="false" calcext:value-type="boolean">
            <text:p>FAUX</text:p>
          </table:table-cell>
          <table:table-cell table:formula="of:=[.C34]/60" office:value-type="float" office:value="5.49283333333333" calcext:value-type="float">
            <text:p>5,49283333333333</text:p>
          </table:table-cell>
          <table:table-cell table:number-columns-repeated="5"/>
        </table:table-row>
        <table:table-row table:style-name="ro1">
          <table:table-cell office:value-type="float" office:value="99.51" calcext:value-type="float">
            <text:p>99,51</text:p>
          </table:table-cell>
          <table:table-cell office:value-type="float" office:value="16364.2400000012" calcext:value-type="float">
            <text:p>16364,2400000012</text:p>
          </table:table-cell>
          <table:table-cell office:value-type="float" office:value="302.11" calcext:value-type="float">
            <text:p>302,11</text:p>
          </table:table-cell>
          <table:table-cell office:value-type="float" office:value="1.72951" calcext:value-type="float">
            <text:p>1,72951</text:p>
          </table:table-cell>
          <table:table-cell office:value-type="float" office:value="2" calcext:value-type="float">
            <text:p>2</text:p>
          </table:table-cell>
          <table:table-cell table:style-name="ce2" table:formula="of:=IF([.C35]&gt;=468; &quot;True&quot;)" office:value-type="boolean" office:boolean-value="false" calcext:value-type="boolean">
            <text:p>FAUX</text:p>
          </table:table-cell>
          <table:table-cell table:formula="of:=[.C35]/60" office:value-type="float" office:value="5.03516666666667" calcext:value-type="float">
            <text:p>5,03516666666667</text:p>
          </table:table-cell>
          <table:table-cell table:number-columns-repeated="5"/>
        </table:table-row>
        <table:table-row table:style-name="ro1">
          <table:table-cell office:value-type="float" office:value="102.79" calcext:value-type="float">
            <text:p>102,79</text:p>
          </table:table-cell>
          <table:table-cell office:value-type="float" office:value="16406.1700000009" calcext:value-type="float">
            <text:p>16406,1700000009</text:p>
          </table:table-cell>
          <table:table-cell office:value-type="float" office:value="315.03" calcext:value-type="float">
            <text:p>315,03</text:p>
          </table:table-cell>
          <table:table-cell office:value-type="float" office:value="1.7182375" calcext:value-type="float">
            <text:p>1,7182375</text:p>
          </table:table-cell>
          <table:table-cell office:value-type="float" office:value="2" calcext:value-type="float">
            <text:p>2</text:p>
          </table:table-cell>
          <table:table-cell table:style-name="ce2" table:formula="of:=IF([.C36]&gt;=468; &quot;True&quot;)" office:value-type="boolean" office:boolean-value="false" calcext:value-type="boolean">
            <text:p>FAUX</text:p>
          </table:table-cell>
          <table:table-cell table:formula="of:=[.C36]/60" office:value-type="float" office:value="5.2505" calcext:value-type="float">
            <text:p>5,2505</text:p>
          </table:table-cell>
          <table:table-cell table:number-columns-repeated="5"/>
        </table:table-row>
        <table:table-row table:style-name="ro1">
          <table:table-cell office:value-type="float" office:value="103.28" calcext:value-type="float">
            <text:p>103,28</text:p>
          </table:table-cell>
          <table:table-cell office:value-type="float" office:value="16570.910000002" calcext:value-type="float">
            <text:p>16570,910000002</text:p>
          </table:table-cell>
          <table:table-cell office:value-type="float" office:value="325.11" calcext:value-type="float">
            <text:p>325,11</text:p>
          </table:table-cell>
          <table:table-cell office:value-type="float" office:value="1.9171375" calcext:value-type="float">
            <text:p>1,9171375</text:p>
          </table:table-cell>
          <table:table-cell office:value-type="float" office:value="2" calcext:value-type="float">
            <text:p>2</text:p>
          </table:table-cell>
          <table:table-cell table:style-name="ce2" table:formula="of:=IF([.C37]&gt;=468; &quot;True&quot;)" office:value-type="boolean" office:boolean-value="false" calcext:value-type="boolean">
            <text:p>FAUX</text:p>
          </table:table-cell>
          <table:table-cell table:formula="of:=[.C37]/60" office:value-type="float" office:value="5.4185" calcext:value-type="float">
            <text:p>5,4185</text:p>
          </table:table-cell>
          <table:table-cell table:number-columns-repeated="5"/>
        </table:table-row>
        <table:table-row table:style-name="ro1">
          <table:table-cell office:value-type="float" office:value="100.05" calcext:value-type="float">
            <text:p>100,05</text:p>
          </table:table-cell>
          <table:table-cell office:value-type="float" office:value="16580.6500000013" calcext:value-type="float">
            <text:p>16580,6500000013</text:p>
          </table:table-cell>
          <table:table-cell office:value-type="float" office:value="330.38" calcext:value-type="float">
            <text:p>330,38</text:p>
          </table:table-cell>
          <table:table-cell office:value-type="float" office:value="1.9531225" calcext:value-type="float">
            <text:p>1,9531225</text:p>
          </table:table-cell>
          <table:table-cell office:value-type="float" office:value="2" calcext:value-type="float">
            <text:p>2</text:p>
          </table:table-cell>
          <table:table-cell table:style-name="ce2" table:formula="of:=IF([.C38]&gt;=468; &quot;True&quot;)" office:value-type="boolean" office:boolean-value="false" calcext:value-type="boolean">
            <text:p>FAUX</text:p>
          </table:table-cell>
          <table:table-cell table:formula="of:=[.C38]/60" office:value-type="float" office:value="5.50633333333333" calcext:value-type="float">
            <text:p>5,50633333333333</text:p>
          </table:table-cell>
          <table:table-cell table:number-columns-repeated="5"/>
        </table:table-row>
        <table:table-row table:style-name="ro1">
          <table:table-cell office:value-type="float" office:value="104.6" calcext:value-type="float">
            <text:p>104,6</text:p>
          </table:table-cell>
          <table:table-cell office:value-type="float" office:value="16701.9900000021" calcext:value-type="float">
            <text:p>16701,9900000021</text:p>
          </table:table-cell>
          <table:table-cell office:value-type="float" office:value="322.87" calcext:value-type="float">
            <text:p>322,87</text:p>
          </table:table-cell>
          <table:table-cell office:value-type="float" office:value="1.6556425" calcext:value-type="float">
            <text:p>1,6556425</text:p>
          </table:table-cell>
          <table:table-cell office:value-type="float" office:value="2" calcext:value-type="float">
            <text:p>2</text:p>
          </table:table-cell>
          <table:table-cell table:style-name="ce2" table:formula="of:=IF([.C39]&gt;=468; &quot;True&quot;)" office:value-type="boolean" office:boolean-value="false" calcext:value-type="boolean">
            <text:p>FAUX</text:p>
          </table:table-cell>
          <table:table-cell table:formula="of:=[.C39]/60" office:value-type="float" office:value="5.38116666666667" calcext:value-type="float">
            <text:p>5,38116666666667</text:p>
          </table:table-cell>
          <table:table-cell table:number-columns-repeated="5"/>
        </table:table-row>
        <table:table-row table:style-name="ro1">
          <table:table-cell office:value-type="float" office:value="105.35" calcext:value-type="float">
            <text:p>105,35</text:p>
          </table:table-cell>
          <table:table-cell office:value-type="float" office:value="16729.2000000021" calcext:value-type="float">
            <text:p>16729,2000000021</text:p>
          </table:table-cell>
          <table:table-cell office:value-type="float" office:value="324.35" calcext:value-type="float">
            <text:p>324,35</text:p>
          </table:table-cell>
          <table:table-cell office:value-type="float" office:value="1.1914525" calcext:value-type="float">
            <text:p>1,1914525</text:p>
          </table:table-cell>
          <table:table-cell office:value-type="float" office:value="2" calcext:value-type="float">
            <text:p>2</text:p>
          </table:table-cell>
          <table:table-cell table:style-name="ce2" table:formula="of:=IF([.C40]&gt;=468; &quot;True&quot;)" office:value-type="boolean" office:boolean-value="false" calcext:value-type="boolean">
            <text:p>FAUX</text:p>
          </table:table-cell>
          <table:table-cell table:formula="of:=[.C40]/60" office:value-type="float" office:value="5.40583333333333" calcext:value-type="float">
            <text:p>5,40583333333333</text:p>
          </table:table-cell>
          <table:table-cell table:number-columns-repeated="5"/>
        </table:table-row>
        <table:table-row table:style-name="ro1">
          <table:table-cell office:value-type="float" office:value="106.21" calcext:value-type="float">
            <text:p>106,21</text:p>
          </table:table-cell>
          <table:table-cell office:value-type="float" office:value="16878.9600000018" calcext:value-type="float">
            <text:p>16878,9600000018</text:p>
          </table:table-cell>
          <table:table-cell office:value-type="float" office:value="326.61" calcext:value-type="float">
            <text:p>326,61</text:p>
          </table:table-cell>
          <table:table-cell office:value-type="float" office:value="1.1838625" calcext:value-type="float">
            <text:p>1,1838625</text:p>
          </table:table-cell>
          <table:table-cell office:value-type="float" office:value="2" calcext:value-type="float">
            <text:p>2</text:p>
          </table:table-cell>
          <table:table-cell table:style-name="ce2" table:formula="of:=IF([.C41]&gt;=468; &quot;True&quot;)" office:value-type="boolean" office:boolean-value="false" calcext:value-type="boolean">
            <text:p>FAUX</text:p>
          </table:table-cell>
          <table:table-cell table:formula="of:=[.C41]/60" office:value-type="float" office:value="5.4435" calcext:value-type="float">
            <text:p>5,4435</text:p>
          </table:table-cell>
          <table:table-cell table:number-columns-repeated="5"/>
        </table:table-row>
        <table:table-row table:style-name="ro1">
          <table:table-cell office:value-type="float" office:value="102.98" calcext:value-type="float">
            <text:p>102,98</text:p>
          </table:table-cell>
          <table:table-cell office:value-type="float" office:value="16885.1400000015" calcext:value-type="float">
            <text:p>16885,1400000015</text:p>
          </table:table-cell>
          <table:table-cell office:value-type="float" office:value="341.13" calcext:value-type="float">
            <text:p>341,13</text:p>
          </table:table-cell>
          <table:table-cell office:value-type="float" office:value="1.9607125" calcext:value-type="float">
            <text:p>1,9607125</text:p>
          </table:table-cell>
          <table:table-cell office:value-type="float" office:value="2" calcext:value-type="float">
            <text:p>2</text:p>
          </table:table-cell>
          <table:table-cell table:style-name="ce2" table:formula="of:=IF([.C42]&gt;=468; &quot;True&quot;)" office:value-type="boolean" office:boolean-value="false" calcext:value-type="boolean">
            <text:p>FAUX</text:p>
          </table:table-cell>
          <table:table-cell table:formula="of:=[.C42]/60" office:value-type="float" office:value="5.6855" calcext:value-type="float">
            <text:p>5,6855</text:p>
          </table:table-cell>
          <table:table-cell table:number-columns-repeated="5"/>
        </table:table-row>
        <table:table-row table:style-name="ro1">
          <table:table-cell office:value-type="float" office:value="110.4" calcext:value-type="float">
            <text:p>110,4</text:p>
          </table:table-cell>
          <table:table-cell office:value-type="float" office:value="16977.200000002" calcext:value-type="float">
            <text:p>16977,200000002</text:p>
          </table:table-cell>
          <table:table-cell office:value-type="float" office:value="349.03" calcext:value-type="float">
            <text:p>349,03</text:p>
          </table:table-cell>
          <table:table-cell office:value-type="float" office:value="1.795855" calcext:value-type="float">
            <text:p>1,795855</text:p>
          </table:table-cell>
          <table:table-cell office:value-type="float" office:value="2" calcext:value-type="float">
            <text:p>2</text:p>
          </table:table-cell>
          <table:table-cell table:style-name="ce2" table:formula="of:=IF([.C43]&gt;=468; &quot;True&quot;)" office:value-type="boolean" office:boolean-value="false" calcext:value-type="boolean">
            <text:p>FAUX</text:p>
          </table:table-cell>
          <table:table-cell table:formula="of:=[.C43]/60" office:value-type="float" office:value="5.81716666666667" calcext:value-type="float">
            <text:p>5,81716666666667</text:p>
          </table:table-cell>
          <table:table-cell table:number-columns-repeated="5"/>
        </table:table-row>
        <table:table-row table:style-name="ro1">
          <table:table-cell office:value-type="float" office:value="102.99" calcext:value-type="float">
            <text:p>102,99</text:p>
          </table:table-cell>
          <table:table-cell office:value-type="float" office:value="17018.1399999997" calcext:value-type="float">
            <text:p>17018,1399999997</text:p>
          </table:table-cell>
          <table:table-cell office:value-type="float" office:value="343.75" calcext:value-type="float">
            <text:p>343,75</text:p>
          </table:table-cell>
          <table:table-cell office:value-type="float" office:value="1.90765" calcext:value-type="float">
            <text:p>1,90765</text:p>
          </table:table-cell>
          <table:table-cell office:value-type="float" office:value="2" calcext:value-type="float">
            <text:p>2</text:p>
          </table:table-cell>
          <table:table-cell table:style-name="ce2" table:formula="of:=IF([.C44]&gt;=468; &quot;True&quot;)" office:value-type="boolean" office:boolean-value="false" calcext:value-type="boolean">
            <text:p>FAUX</text:p>
          </table:table-cell>
          <table:table-cell table:formula="of:=[.C44]/60" office:value-type="float" office:value="5.72916666666667" calcext:value-type="float">
            <text:p>5,72916666666667</text:p>
          </table:table-cell>
          <table:table-cell table:number-columns-repeated="5"/>
        </table:table-row>
        <table:table-row table:style-name="ro1">
          <table:table-cell office:value-type="float" office:value="106.07" calcext:value-type="float">
            <text:p>106,07</text:p>
          </table:table-cell>
          <table:table-cell office:value-type="float" office:value="17043.3500000015" calcext:value-type="float">
            <text:p>17043,3500000015</text:p>
          </table:table-cell>
          <table:table-cell office:value-type="float" office:value="341.6" calcext:value-type="float">
            <text:p>341,60</text:p>
          </table:table-cell>
          <table:table-cell office:value-type="float" office:value="1.65196" calcext:value-type="float">
            <text:p>1,65196</text:p>
          </table:table-cell>
          <table:table-cell office:value-type="float" office:value="2" calcext:value-type="float">
            <text:p>2</text:p>
          </table:table-cell>
          <table:table-cell table:style-name="ce2" table:formula="of:=IF([.C45]&gt;=468; &quot;True&quot;)" office:value-type="boolean" office:boolean-value="false" calcext:value-type="boolean">
            <text:p>FAUX</text:p>
          </table:table-cell>
          <table:table-cell table:formula="of:=[.C45]/60" office:value-type="float" office:value="5.69333333333333" calcext:value-type="float">
            <text:p>5,69333333333333</text:p>
          </table:table-cell>
          <table:table-cell table:number-columns-repeated="5"/>
        </table:table-row>
        <table:table-row table:style-name="ro1">
          <table:table-cell office:value-type="float" office:value="110.3" calcext:value-type="float">
            <text:p>110,3</text:p>
          </table:table-cell>
          <table:table-cell office:value-type="float" office:value="17141.9900000002" calcext:value-type="float">
            <text:p>17141,9900000002</text:p>
          </table:table-cell>
          <table:table-cell office:value-type="float" office:value="331.85" calcext:value-type="float">
            <text:p>331,85</text:p>
          </table:table-cell>
          <table:table-cell office:value-type="float" office:value="1.49083" calcext:value-type="float">
            <text:p>1,49083</text:p>
          </table:table-cell>
          <table:table-cell office:value-type="float" office:value="2" calcext:value-type="float">
            <text:p>2</text:p>
          </table:table-cell>
          <table:table-cell table:style-name="ce2" table:formula="of:=IF([.C46]&gt;=468; &quot;True&quot;)" office:value-type="boolean" office:boolean-value="false" calcext:value-type="boolean">
            <text:p>FAUX</text:p>
          </table:table-cell>
          <table:table-cell table:formula="of:=[.C46]/60" office:value-type="float" office:value="5.53083333333333" calcext:value-type="float">
            <text:p>5,53083333333333</text:p>
          </table:table-cell>
          <table:table-cell table:number-columns-repeated="5"/>
        </table:table-row>
        <table:table-row table:style-name="ro1">
          <table:table-cell office:value-type="float" office:value="109.91" calcext:value-type="float">
            <text:p>109,91</text:p>
          </table:table-cell>
          <table:table-cell office:value-type="float" office:value="17264.950000002" calcext:value-type="float">
            <text:p>17264,950000002</text:p>
          </table:table-cell>
          <table:table-cell office:value-type="float" office:value="328.05" calcext:value-type="float">
            <text:p>328,05</text:p>
          </table:table-cell>
          <table:table-cell office:value-type="float" office:value="1.9852675" calcext:value-type="float">
            <text:p>1,9852675</text:p>
          </table:table-cell>
          <table:table-cell office:value-type="float" office:value="2" calcext:value-type="float">
            <text:p>2</text:p>
          </table:table-cell>
          <table:table-cell table:style-name="ce2" table:formula="of:=IF([.C47]&gt;=468; &quot;True&quot;)" office:value-type="boolean" office:boolean-value="false" calcext:value-type="boolean">
            <text:p>FAUX</text:p>
          </table:table-cell>
          <table:table-cell table:formula="of:=[.C47]/60" office:value-type="float" office:value="5.4675" calcext:value-type="float">
            <text:p>5,467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466.3000000026" calcext:value-type="float">
            <text:p>17466,3000000026</text:p>
          </table:table-cell>
          <table:table-cell office:value-type="float" office:value="341.01" calcext:value-type="float">
            <text:p>341,01</text:p>
          </table:table-cell>
          <table:table-cell office:value-type="float" office:value="1.2312325" calcext:value-type="float">
            <text:p>1,2312325</text:p>
          </table:table-cell>
          <table:table-cell office:value-type="float" office:value="2" calcext:value-type="float">
            <text:p>2</text:p>
          </table:table-cell>
          <table:table-cell table:style-name="ce2" table:formula="of:=IF([.C48]&gt;=468; &quot;True&quot;)" office:value-type="boolean" office:boolean-value="false" calcext:value-type="boolean">
            <text:p>FAUX</text:p>
          </table:table-cell>
          <table:table-cell table:formula="of:=[.C48]/60" office:value-type="float" office:value="5.6835" calcext:value-type="float">
            <text:p>5,6835</text:p>
          </table:table-cell>
          <table:table-cell table:number-columns-repeated="5"/>
        </table:table-row>
        <table:table-row table:style-name="ro1">
          <table:table-cell office:value-type="float" office:value="114.46" calcext:value-type="float">
            <text:p>114,46</text:p>
          </table:table-cell>
          <table:table-cell office:value-type="float" office:value="17764.8800000018" calcext:value-type="float">
            <text:p>17764,8800000018</text:p>
          </table:table-cell>
          <table:table-cell office:value-type="float" office:value="343.48" calcext:value-type="float">
            <text:p>343,48</text:p>
          </table:table-cell>
          <table:table-cell office:value-type="float" office:value="1.94359" calcext:value-type="float">
            <text:p>1,94359</text:p>
          </table:table-cell>
          <table:table-cell office:value-type="float" office:value="2" calcext:value-type="float">
            <text:p>2</text:p>
          </table:table-cell>
          <table:table-cell table:style-name="ce2" table:formula="of:=IF([.C49]&gt;=468; &quot;True&quot;)" office:value-type="boolean" office:boolean-value="false" calcext:value-type="boolean">
            <text:p>FAUX</text:p>
          </table:table-cell>
          <table:table-cell table:formula="of:=[.C49]/60" office:value-type="float" office:value="5.72466666666667" calcext:value-type="float">
            <text:p>5,72466666666667</text:p>
          </table:table-cell>
          <table:table-cell table:number-columns-repeated="5"/>
        </table:table-row>
        <table:table-row table:style-name="ro1">
          <table:table-cell office:value-type="float" office:value="115.2" calcext:value-type="float">
            <text:p>115,2</text:p>
          </table:table-cell>
          <table:table-cell office:value-type="float" office:value="17889.3599999994" calcext:value-type="float">
            <text:p>17889,3599999994</text:p>
          </table:table-cell>
          <table:table-cell office:value-type="float" office:value="358.82" calcext:value-type="float">
            <text:p>358,82</text:p>
          </table:table-cell>
          <table:table-cell office:value-type="float" office:value="1.7125" calcext:value-type="float">
            <text:p>1,7125</text:p>
          </table:table-cell>
          <table:table-cell office:value-type="float" office:value="2" calcext:value-type="float">
            <text:p>2</text:p>
          </table:table-cell>
          <table:table-cell table:style-name="ce2" table:formula="of:=IF([.C50]&gt;=468; &quot;True&quot;)" office:value-type="boolean" office:boolean-value="false" calcext:value-type="boolean">
            <text:p>FAUX</text:p>
          </table:table-cell>
          <table:table-cell table:formula="of:=[.C50]/60" office:value-type="float" office:value="5.98033333333333" calcext:value-type="float">
            <text:p>5,98033333333333</text:p>
          </table:table-cell>
          <table:table-cell table:number-columns-repeated="5"/>
        </table:table-row>
        <table:table-row table:style-name="ro1">
          <table:table-cell office:value-type="float" office:value="116.69" calcext:value-type="float">
            <text:p>116,69</text:p>
          </table:table-cell>
          <table:table-cell office:value-type="float" office:value="17895.8400000017" calcext:value-type="float">
            <text:p>17895,8400000017</text:p>
          </table:table-cell>
          <table:table-cell office:value-type="float" office:value="349.66" calcext:value-type="float">
            <text:p>349,66</text:p>
          </table:table-cell>
          <table:table-cell office:value-type="float" office:value="1.4813425" calcext:value-type="float">
            <text:p>1,4813425</text:p>
          </table:table-cell>
          <table:table-cell office:value-type="float" office:value="2" calcext:value-type="float">
            <text:p>2</text:p>
          </table:table-cell>
          <table:table-cell table:style-name="ce2" table:formula="of:=IF([.C51]&gt;=468; &quot;True&quot;)" office:value-type="boolean" office:boolean-value="false" calcext:value-type="boolean">
            <text:p>FAUX</text:p>
          </table:table-cell>
          <table:table-cell table:formula="of:=[.C51]/60" office:value-type="float" office:value="5.82766666666667" calcext:value-type="float">
            <text:p>5,82766666666667</text:p>
          </table:table-cell>
          <table:table-cell table:number-columns-repeated="5"/>
        </table:table-row>
        <table:table-row table:style-name="ro1">
          <table:table-cell office:value-type="float" office:value="118.04" calcext:value-type="float">
            <text:p>118,04</text:p>
          </table:table-cell>
          <table:table-cell office:value-type="float" office:value="17910.3400000008" calcext:value-type="float">
            <text:p>17910,3400000008</text:p>
          </table:table-cell>
          <table:table-cell office:value-type="float" office:value="360.35" calcext:value-type="float">
            <text:p>360,35</text:p>
          </table:table-cell>
          <table:table-cell office:value-type="float" office:value="1.16116" calcext:value-type="float">
            <text:p>1,16116</text:p>
          </table:table-cell>
          <table:table-cell office:value-type="float" office:value="2" calcext:value-type="float">
            <text:p>2</text:p>
          </table:table-cell>
          <table:table-cell table:style-name="ce2" table:formula="of:=IF([.C52]&gt;=468; &quot;True&quot;)" office:value-type="boolean" office:boolean-value="false" calcext:value-type="boolean">
            <text:p>FAUX</text:p>
          </table:table-cell>
          <table:table-cell table:formula="of:=[.C52]/60" office:value-type="float" office:value="6.00583333333333" calcext:value-type="float">
            <text:p>6,00583333333333</text:p>
          </table:table-cell>
          <table:table-cell table:number-columns-repeated="5"/>
        </table:table-row>
        <table:table-row table:style-name="ro1">
          <table:table-cell office:value-type="float" office:value="111.83" calcext:value-type="float">
            <text:p>111,83</text:p>
          </table:table-cell>
          <table:table-cell office:value-type="float" office:value="18018.6700000027" calcext:value-type="float">
            <text:p>18018,6700000027</text:p>
          </table:table-cell>
          <table:table-cell office:value-type="float" office:value="366.08" calcext:value-type="float">
            <text:p>366,08</text:p>
          </table:table-cell>
          <table:table-cell office:value-type="float" office:value="1.958815" calcext:value-type="float">
            <text:p>1,958815</text:p>
          </table:table-cell>
          <table:table-cell office:value-type="float" office:value="2" calcext:value-type="float">
            <text:p>2</text:p>
          </table:table-cell>
          <table:table-cell table:style-name="ce2" table:formula="of:=IF([.C53]&gt;=468; &quot;True&quot;)" office:value-type="boolean" office:boolean-value="false" calcext:value-type="boolean">
            <text:p>FAUX</text:p>
          </table:table-cell>
          <table:table-cell table:formula="of:=[.C53]/60" office:value-type="float" office:value="6.10133333333333" calcext:value-type="float">
            <text:p>6,10133333333333</text:p>
          </table:table-cell>
          <table:table-cell table:number-columns-repeated="5"/>
        </table:table-row>
        <table:table-row table:style-name="ro1">
          <table:table-cell office:value-type="float" office:value="116.4" calcext:value-type="float">
            <text:p>116,4</text:p>
          </table:table-cell>
          <table:table-cell office:value-type="float" office:value="18456.3300000019" calcext:value-type="float">
            <text:p>18456,3300000019</text:p>
          </table:table-cell>
          <table:table-cell office:value-type="float" office:value="346.74" calcext:value-type="float">
            <text:p>346,74</text:p>
          </table:table-cell>
          <table:table-cell office:value-type="float" office:value="1.8223525" calcext:value-type="float">
            <text:p>1,8223525</text:p>
          </table:table-cell>
          <table:table-cell office:value-type="float" office:value="2" calcext:value-type="float">
            <text:p>2</text:p>
          </table:table-cell>
          <table:table-cell table:style-name="ce2" table:formula="of:=IF([.C54]&gt;=468; &quot;True&quot;)" office:value-type="boolean" office:boolean-value="false" calcext:value-type="boolean">
            <text:p>FAUX</text:p>
          </table:table-cell>
          <table:table-cell table:formula="of:=[.C54]/60" office:value-type="float" office:value="5.779" calcext:value-type="float">
            <text:p>5,779</text:p>
          </table:table-cell>
          <table:table-cell table:number-columns-repeated="5"/>
        </table:table-row>
        <table:table-row table:style-name="ro1">
          <table:table-cell office:value-type="float" office:value="117.57" calcext:value-type="float">
            <text:p>117,57</text:p>
          </table:table-cell>
          <table:table-cell office:value-type="float" office:value="18515.0700000012" calcext:value-type="float">
            <text:p>18515,0700000012</text:p>
          </table:table-cell>
          <table:table-cell office:value-type="float" office:value="351.36" calcext:value-type="float">
            <text:p>351,36</text:p>
          </table:table-cell>
          <table:table-cell office:value-type="float" office:value="1.174375" calcext:value-type="float">
            <text:p>1,174375</text:p>
          </table:table-cell>
          <table:table-cell office:value-type="float" office:value="2" calcext:value-type="float">
            <text:p>2</text:p>
          </table:table-cell>
          <table:table-cell table:style-name="ce2" table:formula="of:=IF([.C55]&gt;=468; &quot;True&quot;)" office:value-type="boolean" office:boolean-value="false" calcext:value-type="boolean">
            <text:p>FAUX</text:p>
          </table:table-cell>
          <table:table-cell table:formula="of:=[.C55]/60" office:value-type="float" office:value="5.856" calcext:value-type="float">
            <text:p>5,856</text:p>
          </table:table-cell>
          <table:table-cell table:number-columns-repeated="5"/>
        </table:table-row>
        <table:table-row table:style-name="ro1">
          <table:table-cell office:value-type="float" office:value="118.47" calcext:value-type="float">
            <text:p>118,47</text:p>
          </table:table-cell>
          <table:table-cell office:value-type="float" office:value="18797.959999999" calcext:value-type="float">
            <text:p>18797,959999999</text:p>
          </table:table-cell>
          <table:table-cell office:value-type="float" office:value="362.13" calcext:value-type="float">
            <text:p>362,13</text:p>
          </table:table-cell>
          <table:table-cell office:value-type="float" office:value="1.1555125" calcext:value-type="float">
            <text:p>1,1555125</text:p>
          </table:table-cell>
          <table:table-cell office:value-type="float" office:value="2" calcext:value-type="float">
            <text:p>2</text:p>
          </table:table-cell>
          <table:table-cell table:style-name="ce2" table:formula="of:=IF([.C56]&gt;=468; &quot;True&quot;)" office:value-type="boolean" office:boolean-value="false" calcext:value-type="boolean">
            <text:p>FAUX</text:p>
          </table:table-cell>
          <table:table-cell table:formula="of:=[.C56]/60" office:value-type="float" office:value="6.0355" calcext:value-type="float">
            <text:p>6,0355</text:p>
          </table:table-cell>
          <table:table-cell table:number-columns-repeated="5"/>
        </table:table-row>
        <table:table-row table:style-name="ro1">
          <table:table-cell office:value-type="float" office:value="119.87" calcext:value-type="float">
            <text:p>119,87</text:p>
          </table:table-cell>
          <table:table-cell office:value-type="float" office:value="18826.6400000006" calcext:value-type="float">
            <text:p>18826,6400000006</text:p>
          </table:table-cell>
          <table:table-cell office:value-type="float" office:value="361.09" calcext:value-type="float">
            <text:p>361,09</text:p>
          </table:table-cell>
          <table:table-cell office:value-type="float" office:value="1.181965" calcext:value-type="float">
            <text:p>1,181965</text:p>
          </table:table-cell>
          <table:table-cell office:value-type="float" office:value="2" calcext:value-type="float">
            <text:p>2</text:p>
          </table:table-cell>
          <table:table-cell table:style-name="ce2" table:formula="of:=IF([.C57]&gt;=468; &quot;True&quot;)" office:value-type="boolean" office:boolean-value="false" calcext:value-type="boolean">
            <text:p>FAUX</text:p>
          </table:table-cell>
          <table:table-cell table:formula="of:=[.C57]/60" office:value-type="float" office:value="6.01816666666667" calcext:value-type="float">
            <text:p>6,01816666666667</text:p>
          </table:table-cell>
          <table:table-cell table:number-columns-repeated="5"/>
        </table:table-row>
        <table:table-row table:style-name="ro1">
          <table:table-cell office:value-type="float" office:value="119.22" calcext:value-type="float">
            <text:p>119,22</text:p>
          </table:table-cell>
          <table:table-cell office:value-type="float" office:value="18944.6700000009" calcext:value-type="float">
            <text:p>18944,6700000009</text:p>
          </table:table-cell>
          <table:table-cell office:value-type="float" office:value="387.08" calcext:value-type="float">
            <text:p>387,08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2" calcext:value-type="float">
            <text:p>2</text:p>
          </table:table-cell>
          <table:table-cell table:style-name="ce2" table:formula="of:=IF([.C58]&gt;=468; &quot;True&quot;)" office:value-type="boolean" office:boolean-value="false" calcext:value-type="boolean">
            <text:p>FAUX</text:p>
          </table:table-cell>
          <table:table-cell table:formula="of:=[.C58]/60" office:value-type="float" office:value="6.45133333333333" calcext:value-type="float">
            <text:p>6,45133333333333</text:p>
          </table:table-cell>
          <table:table-cell table:number-columns-repeated="5"/>
        </table:table-row>
        <table:table-row table:style-name="ro1">
          <table:table-cell office:value-type="float" office:value="106.25" calcext:value-type="float">
            <text:p>106,25</text:p>
          </table:table-cell>
          <table:table-cell office:value-type="float" office:value="18992.9600000009" calcext:value-type="float">
            <text:p>18992,9600000009</text:p>
          </table:table-cell>
          <table:table-cell office:value-type="float" office:value="341.82" calcext:value-type="float">
            <text:p>341,82</text:p>
          </table:table-cell>
          <table:table-cell office:value-type="float" office:value="1.134595" calcext:value-type="float">
            <text:p>1,134595</text:p>
          </table:table-cell>
          <table:table-cell office:value-type="float" office:value="2" calcext:value-type="float">
            <text:p>2</text:p>
          </table:table-cell>
          <table:table-cell table:style-name="ce2" table:formula="of:=IF([.C59]&gt;=468; &quot;True&quot;)" office:value-type="boolean" office:boolean-value="false" calcext:value-type="boolean">
            <text:p>FAUX</text:p>
          </table:table-cell>
          <table:table-cell table:formula="of:=[.C59]/60" office:value-type="float" office:value="5.697" calcext:value-type="float">
            <text:p>5,697</text:p>
          </table:table-cell>
          <table:table-cell table:number-columns-repeated="5"/>
        </table:table-row>
        <table:table-row table:style-name="ro1">
          <table:table-cell office:value-type="float" office:value="108.15" calcext:value-type="float">
            <text:p>108,15</text:p>
          </table:table-cell>
          <table:table-cell office:value-type="float" office:value="19310.3600000013" calcext:value-type="float">
            <text:p>19310,3600000013</text:p>
          </table:table-cell>
          <table:table-cell office:value-type="float" office:value="358.69" calcext:value-type="float">
            <text:p>358,69</text:p>
          </table:table-cell>
          <table:table-cell office:value-type="float" office:value="1.92283" calcext:value-type="float">
            <text:p>1,92283</text:p>
          </table:table-cell>
          <table:table-cell office:value-type="float" office:value="2" calcext:value-type="float">
            <text:p>2</text:p>
          </table:table-cell>
          <table:table-cell table:style-name="ce2" table:formula="of:=IF([.C60]&gt;=468; &quot;True&quot;)" office:value-type="boolean" office:boolean-value="false" calcext:value-type="boolean">
            <text:p>FAUX</text:p>
          </table:table-cell>
          <table:table-cell table:formula="of:=[.C60]/60" office:value-type="float" office:value="5.97816666666667" calcext:value-type="float">
            <text:p>5,97816666666667</text:p>
          </table:table-cell>
          <table:table-cell table:number-columns-repeated="5"/>
        </table:table-row>
        <table:table-row table:style-name="ro1">
          <table:table-cell office:value-type="float" office:value="109.8" calcext:value-type="float">
            <text:p>109,8</text:p>
          </table:table-cell>
          <table:table-cell office:value-type="float" office:value="19380.2700000014" calcext:value-type="float">
            <text:p>19380,2700000014</text:p>
          </table:table-cell>
          <table:table-cell office:value-type="float" office:value="352.03" calcext:value-type="float">
            <text:p>352,03</text:p>
          </table:table-cell>
          <table:table-cell office:value-type="float" office:value="1.102405" calcext:value-type="float">
            <text:p>1,102405</text:p>
          </table:table-cell>
          <table:table-cell office:value-type="float" office:value="2" calcext:value-type="float">
            <text:p>2</text:p>
          </table:table-cell>
          <table:table-cell table:style-name="ce2" table:formula="of:=IF([.C61]&gt;=468; &quot;True&quot;)" office:value-type="boolean" office:boolean-value="false" calcext:value-type="boolean">
            <text:p>FAUX</text:p>
          </table:table-cell>
          <table:table-cell table:formula="of:=[.C61]/60" office:value-type="float" office:value="5.86716666666667" calcext:value-type="float">
            <text:p>5,86716666666667</text:p>
          </table:table-cell>
          <table:table-cell table:number-columns-repeated="5"/>
        </table:table-row>
        <table:table-row table:style-name="ro1" table:number-rows-repeated="104851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G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2:21:08.721331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3T12:36:26.612771775</dc:date>
    <meta:editing-duration>PT4M56S</meta:editing-duration>
    <meta:editing-cycles>1</meta:editing-cycles>
    <meta:document-statistic meta:table-count="1" meta:cell-count="427" meta:object-count="0"/>
  </office:meta>
</office:document-meta>
</file>